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1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57.49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166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ff3333" fo:font-weight="bold" style:font-weight-asian="bold" style:font-weight-complex="bold"/>
    </style:style>
    <style:style style:name="ce5" style:family="table-cell" style:parent-style-name="Default" style:data-style-name="N3">
      <style:text-properties fo:color="#99ff66"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color="#ff3333" fo:font-weight="bold" style:font-weight-asian="bold" style:font-weight-complex="bold"/>
    </style:style>
    <style:style style:name="ce9" style:family="table-cell" style:parent-style-name="Default" style:data-style-name="N11">
      <style:text-properties fo:color="#99ff66"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7"/>
        <table:table-column table:style-name="co8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redictors</text:p>
          </table:table-cell>
          <table:table-cell table:style-name="ce2" office:value-type="string" calcext:value-type="string">
            <text:p>date index contained?</text:p>
          </table:table-cell>
          <table:table-cell table:style-name="ce2" office:value-type="string" calcext:value-type="string">
            <text:p>dummy-encoded variables</text:p>
          </table:table-cell>
          <table:table-cell table:style-name="ce1" office:value-type="string" calcext:value-type="string">
            <text:p>standardized?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all</text:p>
          </table:table-cell>
          <table:table-cell office:value-type="float" office:value="0.5" calcext:value-type="float">
            <text:p>0.5</text:p>
          </table:table-cell>
          <table:table-cell office:value-type="float" office:value="1305904.04371286" calcext:value-type="float">
            <text:p>1,305,904</text:p>
          </table:table-cell>
          <table:table-cell office:value-type="percentage" office:value="0.832462398018749" calcext:value-type="percentage">
            <text:p>83.25%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318277.34041068" calcext:value-type="float">
            <text:p>1,318,277</text:p>
          </table:table-cell>
          <table:table-cell office:value-type="percentage" office:value="0.830774741405343" calcext:value-type="percentage">
            <text:p>83.08%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continuous only</text:p>
          </table:table-cell>
          <table:table-cell office:value-type="float" office:value="0.5" calcext:value-type="float">
            <text:p>0.5</text:p>
          </table:table-cell>
          <table:table-cell office:value-type="float" office:value="1313422.85383613" calcext:value-type="float">
            <text:p>1,313,423</text:p>
          </table:table-cell>
          <table:table-cell office:value-type="percentage" office:value="0.832407134231024" calcext:value-type="percentage">
            <text:p>83.24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330547.28646021" calcext:value-type="float">
            <text:p>1,330,547</text:p>
          </table:table-cell>
          <table:table-cell office:value-type="percentage" office:value="0.830062920217123" calcext:value-type="percentage">
            <text:p>83.01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yes, continuous only</text:p>
          </table:table-cell>
          <table:table-cell office:value-type="float" office:value="0.5" calcext:value-type="float">
            <text:p>0.5</text:p>
          </table:table-cell>
          <table:table-cell office:value-type="float" office:value="1320258.6152023" calcext:value-type="float">
            <text:p>1,320,259</text:p>
          </table:table-cell>
          <table:table-cell office:value-type="percentage" office:value="0.831910288719901" calcext:value-type="percentage">
            <text:p>83.19%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658759.27791399" calcext:value-type="float">
            <text:p>1,658,759</text:p>
          </table:table-cell>
          <table:table-cell table:style-name="ce8" office:value-type="percentage" office:value="0.749707104176127" calcext:value-type="percentage">
            <text:p>74.97%</text:p>
          </table:table-cell>
          <table:table-cell office:value-type="string" calcext:value-type="string">
            <text:p>no dummies</text:p>
          </table:table-cell>
        </table:table-row>
        <table:table-row table:style-name="ro3">
          <table:table-cell office:value-type="string" calcext:value-type="string">
            <text:p>'mnth', 'weathersit',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545154.15363354" calcext:value-type="float">
            <text:p>1,545,154</text:p>
          </table:table-cell>
          <table:table-cell table:style-name="ce8" office:value-type="percentage" office:value="0.766870916017333" calcext:value-type="percentage">
            <text:p>76.69%</text:p>
          </table:table-cell>
          <table:table-cell table:style-name="ce10" office:value-type="string" calcext:value-type="string">
            <text:p>mnth, weathersit in the model, but not dummy-encoded</text:p>
          </table:table-cell>
        </table:table-row>
        <table:table-row table:style-name="ro1">
          <table:table-cell office:value-type="string" calcext:value-type="string">
            <text:p>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1175524.60072257" calcext:value-type="float">
            <text:p>1,175,525</text:p>
          </table:table-cell>
          <table:table-cell table:style-name="ce9" office:value-type="percentage" office:value="0.840530548121759" calcext:value-type="percentage">
            <text:p>84.05%</text:p>
          </table:table-cell>
          <table:table-cell/>
        </table:table-row>
        <table:table-row table:style-name="ro1">
          <table:table-cell office:value-type="string" calcext:value-type="string">
            <text:p>'mnth', 'weathersit', 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325371.14789863" calcext:value-type="float">
            <text:p>1,325,371</text:p>
          </table:table-cell>
          <table:table-cell office:value-type="percentage" office:value="0.840530548121759" calcext:value-type="percentage">
            <text:p>84.05%</text:p>
          </table:table-cell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General notes: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if the date index is not contained, the coefficients become quite large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7:53:53.017859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56:09.321218122</meta:creation-date>
    <dc:date>2018-11-07T18:21:33.324186491</dc:date>
    <meta:editing-duration>PT1H31M15S</meta:editing-duration>
    <meta:editing-cycles>23</meta:editing-cycles>
    <meta:generator>LibreOffice/5.1.6.2$Linux_X86_64 LibreOffice_project/10m0$Build-2</meta:generator>
    <meta:document-statistic meta:table-count="1" meta:cell-count="75" meta:object-count="0"/>
  </office:meta>
</office:document-meta>
</file>